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Preformatted_20_Text" style:list-style-name="L4"/>
    <style:style style:name="P6" style:family="paragraph" style:parent-style-name="Preformatted_20_Text" style:list-style-name="L4">
      <style:paragraph-properties fo:margin-top="0in" fo:margin-bottom="0.1965in" style:contextual-spacing="false"/>
    </style:style>
    <style:style style:name="P7" style:family="paragraph" style:parent-style-name="Text_20_body" style:list-style-name="L5"/>
    <style:style style:name="P8" style:family="paragraph" style:parent-style-name="Preformatted_20_Text">
      <style:paragraph-properties fo:margin-top="0in" fo:margin-bottom="0.1965in" style:contextual-spacing="false"/>
    </style:style>
    <style:style style:name="P9" style:family="paragraph" style:parent-style-name="Text_20_body" style:list-style-name="L6"/>
    <style:style style:name="P10" style:family="paragraph" style:parent-style-name="Text_20_body">
      <style:text-properties officeooo:paragraph-rsid="000cc12d"/>
    </style:style>
    <style:style style:name="T1" style:family="text">
      <style:text-properties officeooo:rsid="000cc12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yzantine Fault Tolerance Simulation</text:h>
      <text:p text:style-name="Text_20_body">This project simulates a distributed system with Byzantine nodes that communicate and make decisions using majority voting. The implementation demonstrates how nodes exchange messages, detect discrepancies, and determine a consensus despite faulty nodes.</text:p>
      <text:h text:style-name="Heading_20_2" text:outline-level="2">Features</text:h>
      <text:list text:style-name="L1">
        <text:list-item>
          <text:p text:style-name="P1">Simulates four nodes (Q, R, S, and P) communicating in a distributed system.</text:p>
        </text:list-item>
        <text:list-item>
          <text:p text:style-name="P1">Node <text:span text:style-name="Source_20_Text">P</text:span> is a Byzantine (faulty) node that sends inconsistent messages.</text:p>
        </text:list-item>
        <text:list-item>
          <text:p text:style-name="P1">Nodes exchange messages and summaries to identify discrepancies.</text:p>
        </text:list-item>
        <text:list-item>
          <text:p text:style-name="P1">Uses majority voting to determine a final decision while excluding identified faulty nodes.</text:p>
        </text:list-item>
      </text:list>
      <text:h text:style-name="Heading_20_2" text:outline-level="2">How It Works</text:h>
      <text:list text:style-name="L2">
        <text:list-item>
          <text:p text:style-name="P2">Each node starts a server on a unique port and listens for incoming connections.</text:p>
        </text:list-item>
        <text:list-item>
          <text:p text:style-name="P2">Nodes send an initial message to all other nodes, which may be either <text:span text:style-name="Source_20_Text">Attack</text:span> or <text:span text:style-name="Source_20_Text">Retreat</text:span>. The faulty node (<text:span text:style-name="Source_20_Text">P</text:span>) sends inconsistent messages.</text:p>
        </text:list-item>
        <text:list-item>
          <text:p text:style-name="P2">Each node collects messages from others and then shares a summary of received messages.</text:p>
        </text:list-item>
        <text:list-item>
          <text:p text:style-name="P2">Nodes analyze the received summaries to identify discrepancies and detect Byzantine behavior.</text:p>
        </text:list-item>
        <text:list-item>
          <text:p text:style-name="P2">A majority voting mechanism is used to reach a final decision while ignoring messages from identified faulty nodes.</text:p>
        </text:list-item>
      </text:list>
      <text:h text:style-name="Heading_20_2" text:outline-level="2">Installation &amp; Usage</text:h>
      <text:h text:style-name="Heading_20_3" text:outline-level="3">Prerequisites</text:h>
      <text:list text:style-name="L3">
        <text:list-item>
          <text:p text:style-name="P3">Java Development Kit (JDK) installed</text:p>
        </text:list-item>
      </text:list>
      <text:h text:style-name="Heading_20_3" text:outline-level="3">Running the Simulation</text:h>
      <text:list text:style-name="L4">
        <text:list-item>
          <text:p text:style-name="P4">Clone this repository:</text:p>
          <text:p text:style-name="P5"><text:span text:style-name="Source_20_Text">git clone https://github.com/yourusername/byzantine-fault-tolerance.git</text:span></text:p>
          <text:p text:style-name="P6"><text:span text:style-name="Source_20_Text">cd byzantine-fault-tolerance</text:span></text:p>
        </text:list-item>
        <text:list-item>
          <text:p text:style-name="P4">Compile the Java program:</text:p>
          <text:p text:style-name="P6"><text:span text:style-name="Source_20_Text">javac ByzantineNode.java</text:span></text:p>
        </text:list-item>
        <text:list-item>
          <text:p text:style-name="P4">Run the program:</text:p>
          <text:p text:style-name="P6"><text:span text:style-name="Source_20_Text">java ByzantineNode</text:span></text:p>
        </text:list-item>
        <text:list-item>
          <text:p text:style-name="P4"><text:soft-page-break/>Observe the output, which shows the nodes communicating and reaching a final decision.</text:p>
        </text:list-item>
      </text:list>
      <text:h text:style-name="Heading_20_2" text:outline-level="2">Code Explanation</text:h>
      <text:list text:style-name="L5">
        <text:list-item>
          <text:p text:style-name="P7"><text:span text:style-name="Source_20_Text">ByzantineNode</text:span> implements the logic for each node.</text:p>
        </text:list-item>
        <text:list-item>
          <text:p text:style-name="P7">Nodes send messages using sockets and listen for responses.</text:p>
        </text:list-item>
        <text:list-item>
          <text:p text:style-name="P7">Faulty nodes generate inconsistent messages.</text:p>
        </text:list-item>
        <text:list-item>
          <text:p text:style-name="P7">The system uses received messages and summaries to detect discrepancies.</text:p>
        </text:list-item>
        <text:list-item>
          <text:p text:style-name="P7">Majority voting determines the final decision.</text:p>
        </text:list-item>
      </text:list>
      <text:h text:style-name="Heading_20_2" text:outline-level="2">Example Output</text:h>
      <text:p text:style-name="Preformatted_20_Text"><text:span text:style-name="Source_20_Text">Q is running on port: 5000</text:span></text:p>
      <text:p text:style-name="Preformatted_20_Text"><text:span text:style-name="Source_20_Text">R is running on port: 5001</text:span></text:p>
      <text:p text:style-name="Preformatted_20_Text"><text:span text:style-name="Source_20_Text">S is running on port: 5002</text:span></text:p>
      <text:p text:style-name="Preformatted_20_Text"><text:span text:style-name="Source_20_Text">P is running on port: 5003</text:span></text:p>
      <text:p text:style-name="Preformatted_20_Text"><text:span text:style-name="Source_20_Text">Q received: R:Attack</text:span></text:p>
      <text:p text:style-name="Preformatted_20_Text"><text:span text:style-name="Source_20_Text">Q received: S:Attack</text:span></text:p>
      <text:p text:style-name="Preformatted_20_Text"><text:span text:style-name="Source_20_Text">Q received: P:Retreat</text:span></text:p>
      <text:p text:style-name="Preformatted_20_Text"><text:span text:style-name="Source_20_Text">Q found discrepant nodes: [P]</text:span></text:p>
      <text:p text:style-name="P8"><text:span text:style-name="Source_20_Text">Q's final decision is: Attack</text:span></text:p>
      <text:h text:style-name="Heading_20_2" text:outline-level="2">Future Improvements</text:h>
      <text:list text:style-name="L6">
        <text:list-item>
          <text:p text:style-name="P9">Increase the number of nodes to better simulate real-world Byzantine scenarios.</text:p>
        </text:list-item>
        <text:list-item>
          <text:p text:style-name="P9">Implement more advanced Byzantine fault tolerance algorithms, such as PBFT.</text:p>
        </text:list-item>
        <text:list-item>
          <text:p text:style-name="P9">Extend to a distributed environment beyond localhost.</text:p>
        </text:list-item>
      </text:list>
      <text:h text:style-name="Heading_20_2" text:outline-level="2">License</text:h>
      <text:p text:style-name="Text_20_body">This project is licensed under the MIT License.</text:p>
      <text:h text:style-name="Heading_20_2" text:outline-level="2">Author</text:h>
      <text:p text:style-name="P10"><text:span text:style-name="T1">Rotich Benjamin Kipkoech alias the-JVM-jedi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3T17:26:31.873000000</meta:creation-date>
    <dc:date>2025-02-03T17:26:52.839000000</dc:date>
    <meta:editing-duration>PT22S</meta:editing-duration>
    <meta:editing-cycles>1</meta:editing-cycles>
    <meta:document-statistic meta:table-count="0" meta:image-count="0" meta:object-count="0" meta:page-count="2" meta:paragraph-count="49" meta:word-count="362" meta:character-count="2386" meta:non-whitespace-character-count="2095"/>
    <meta:generator>LibreOffice/24.8.4.2$Windows_X86_64 LibreOffice_project/bb3cfa12c7b1bf994ecc5649a80400d06cd71002</meta:generator>
  </office:meta>
</office:document-meta>
</file>